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Liberation Sans" fo:font-weight="bold" style:font-weight-asian="bold" style:font-weight-complex="bold" fo:color="#16335D" fo:font-size="18pt" style:font-size-asian="18pt" style:font-size-complex="18pt" style:text-underline-type="single" style:text-underline-style="solid" style:text-underline-width="auto" style:text-underline-mode="continuous"/>
    </style:style>
    <style:style style:name="P27" style:parent-style-name="Überschrift1" style:family="paragraph">
      <style:paragraph-properties fo:text-align="center"/>
    </style:style>
    <style:style style:name="P28" style:parent-style-name="Textbody" style:family="paragraph">
      <style:text-properties fo:font-weight="bold" style:font-weight-asian="bold"/>
    </style:style>
    <style:style style:name="P29" style:parent-style-name="Textbody" style:family="paragraph">
      <style:text-properties fo:font-weight="bold" style:font-weight-asian="bold"/>
    </style:style>
    <style:style style:name="T30" style:parent-style-name="Kommentarzeichen" style:family="text">
      <style:text-properties style:font-name-complex="Mangal"/>
    </style:style>
    <style:style style:name="TableColumn32" style:family="table-column">
      <style:table-column-properties style:column-width="3.343in"/>
    </style:style>
    <style:style style:name="TableColumn33" style:family="table-column">
      <style:table-column-properties style:column-width="3.343in"/>
    </style:style>
    <style:style style:name="Table31" style:family="table">
      <style:table-properties style:width="6.6861in" fo:margin-left="0in" table:align="lef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P46" style:parent-style-name="Textbody" style:family="paragraph">
      <style:text-properties fo:font-weight="bold" style:font-weight-asian="bold"/>
    </style:style>
    <style:style style:name="TableColumn48" style:family="table-column">
      <style:table-column-properties style:column-width="2.1625in"/>
    </style:style>
    <style:style style:name="TableColumn49" style:family="table-column">
      <style:table-column-properties style:column-width="4.5236in"/>
    </style:style>
    <style:style style:name="Table47" style:family="table">
      <style:table-properties style:width="6.6861in" fo:margin-left="0in" table:align="lef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olumn57" style:family="table-column">
      <style:table-column-properties style:column-width="2.1625in"/>
    </style:style>
    <style:style style:name="TableColumn58" style:family="table-column">
      <style:table-column-properties style:column-width="4.5236in"/>
    </style:style>
    <style:style style:name="Table56" style:family="table">
      <style:table-properties style:width="6.6861in" fo:margin-left="0in" table:align="lef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olumn66" style:family="table-column">
      <style:table-column-properties style:column-width="3.343in"/>
    </style:style>
    <style:style style:name="TableColumn67" style:family="table-column">
      <style:table-column-properties style:column-width="3.343in"/>
    </style:style>
    <style:style style:name="Table65" style:family="table">
      <style:table-properties style:width="6.6861in" fo:margin-left="0in" table:align="lef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71" style:parent-style-name="Absatz-Standardschriftart" style:family="text">
      <style:text-properties fo:font-weight="bold" style:font-weight-asian="bold"/>
    </style:style>
    <style:style style:name="T72" style:parent-style-name="Kommentarzeichen" style:family="text">
      <style:text-properties style:font-name-complex="Mangal"/>
    </style:style>
  </office:automatic-styles>
  <office:body>
    <office:text text:use-soft-page-breaks="true">
      <text:p text:style-name="P1"/>
      <text:h text:style-name="P27" text:outline-level="1">Logging</text:h>
      <text:p text:style-name="Textbody"/>
      <text:p text:style-name="Textbody">Wie bereits in Dokument „Logging Analyse“ beschrieben wurde, haben wir uns für SLF4J Fassade und Logback entschieden.</text:p>
      <text:p text:style-name="Textbody"/>
      <text:p text:style-name="Textbody">Um das Logging auf der GUI anzuzeigen, wird ein eigener<text:s/>Appender für Logback geschrieben, der die Logs in TextArea schreibt.<text:s/></text:p>
      <text:p text:style-name="Textbody"/>
      <text:p text:style-name="P28">Logverhalten</text:p>
      <text:p text:style-name="P29"/>
      <text:p text:style-name="Textbody">Beim jedem Systemstart wird ein neues Log File erstellt, in einen Ordner mit dem aktuellen Datum. Das Log File Name ist mit aktueller Uhrzeit und fortlaufenden Nummer gekennzeichnet. Wenn das Log File die Größe von 50 kB erreicht, System neu gestartet wird oder beim einen System Absturz wird ein neuer Log File generiert mit aktuellen Uhrzeit und fortlaufenden Nummer. Zusätzlich beim System Absturz wird in dem Log File geschrieben, das ein System Absturz stattgefunden wurde und in dem neuen Log File wird geschrieben am Anfang das dieses Log fortgesetzt wird nach einem System Absturz.<text:s/></text:p>
      <text:p text:style-name="Textbody"/>
      <text:p text:style-name="Textbody">Der Kunde hat sich für folgende Log<text:s/><office:annotation office:name="0"><dc:creator>Dennis Brysiuk</dc:creator><dc:date>2018-06-16T10:25:00</dc:date><text:p text:style-name="Kommentartext">Inden, Michael: Der Weg zum Java-Profi, 4. Auflage,<text:s/>dpunkt Verlag<text:s/></text:p></office:annotation>Level<text:span text:style-name="T30"><office:annotation-end office:name="0"/></text:span><text:s/>entschieden:</text:p>
      <table:table table:style-name="Table31">
        <table:table-columns>
          <table:table-column table:style-name="TableColumn32"/>
          <table:table-column table:style-name="TableColumn33"/>
        </table:table-columns>
        <table:table-row table:style-name="TableRow34">
          <table:table-cell table:style-name="TableCell35">
            <text:p text:style-name="Textbody">DEBUG</text:p>
          </table:table-cell>
          <table:table-cell table:style-name="TableCell36">
            <text:p text:style-name="Textbody">Ausgaben auf dieser Ebene sind nur für Entwickler interessant und sollten in Normalbetrieb ausgeschaltet sein. Sie lassen sich bei Bedarf selektiv einschalten, um bestimmte Fehlerursachen aufspüren zu können</text:p>
          </table:table-cell>
        </table:table-row>
        <table:table-row table:style-name="TableRow37">
          <table:table-cell table:style-name="TableCell38">
            <text:p text:style-name="Textbody">INFO</text:p>
          </table:table-cell>
          <table:table-cell table:style-name="TableCell39">
            <text:p text:style-name="Textbody">Auf dieser Ebene werden Informationen ausgegeben, die den Programmfluss sichtbar und verständlich machen. Dazu gehört etwa die Protokollierung von Methodenaufrufen an externen Schnittstellen.</text:p>
          </table:table-cell>
        </table:table-row>
        <table:table-row table:style-name="TableRow40">
          <table:table-cell table:style-name="TableCell41">
            <text:p text:style-name="Textbody">WARN</text:p>
          </table:table-cell>
          <table:table-cell table:style-name="TableCell42">
            <text:p text:style-name="Textbody">Auf dieser Ebene werden die Betriebssituationen gemeldet,<text:s/>die man zwar berücksichtigt hat, die aber von der erwarteten Situation abweichen, etwa dass eine Datei nicht geöffnet werden kann. Das System zeigt als Folge möglicherweise ein etwas anderes Verhalten als gewünscht.</text:p>
          </table:table-cell>
        </table:table-row>
        <table:table-row table:style-name="TableRow43">
          <table:table-cell table:style-name="TableCell44">
            <text:p text:style-name="Textbody">ERROR</text:p>
          </table:table-cell>
          <table:table-cell table:style-name="TableCell45">
            <text:p text:style-name="Textbody">Abgefangene Exceptions sollten auf dieser Ebene protokolliert werden, wenn der folgende Programmablauf dadurch wahrscheinlich gestört wird, etwa bei unerwarteten oder inkonsistenten Objektzuständen. Auch durch Wiederholung nicht zu beseitigende Fehler einer Netzwerk- oder Datenbankverbindung gehören dazu.</text:p>
          </table:table-cell>
        </table:table-row>
      </table:table>
      <text:p text:style-name="Textbody"/>
      <text:p text:style-name="P46">Einsatz von Logging mit Logback</text:p>
      <text:p text:style-name="Textbody"/>
      <table:table table:style-name="Table47">
        <table:table-columns>
          <table:table-column table:style-name="TableColumn48"/>
          <table:table-column table:style-name="TableColumn49"/>
        </table:table-columns>
        <table:table-row table:style-name="TableRow50">
          <table:table-cell table:style-name="TableCell51">
            <text:p text:style-name="Textbody">Log Nachricht Struktur:</text:p>
          </table:table-cell>
          <table:table-cell table:style-name="TableCell52">
            <text:p text:style-name="Textbody">&lt;hh:mm:ss&gt; &lt;Level&gt; - <text:s/>&lt;Message&gt;<text:s/></text:p>
          </table:table-cell>
        </table:table-row>
        <table:table-row table:style-name="TableRow53">
          <table:table-cell table:style-name="TableCell54">
            <text:p text:style-name="Textbody">Vorschau:</text:p>
          </table:table-cell>
          <table:table-cell table:style-name="TableCell55">
            <text:p text:style-name="Textbody">12:04:26 INFO <text:s/>- Try to connect to Adapter 127.0.0.1:40001</text:p>
          </table:table-cell>
        </table:table-row>
      </table:table>
      <text:p text:style-name="Textbody"/>
      <table:table table:style-name="Table56">
        <table:table-columns>
          <table:table-column table:style-name="TableColumn57"/>
          <table:table-column table:style-name="TableColumn58"/>
        </table:table-columns>
        <table:table-row table:style-name="TableRow59">
          <table:table-cell table:style-name="TableCell60">
            <text:p text:style-name="Textbody">Log File Hierarchie</text:p>
          </table:table-cell>
          <table:table-cell table:style-name="TableCell61">
            <text:p text:style-name="Textbody">FDZ_Log/&lt;yyyy-mm-dd&gt;/&lt;hh.ss_number_i&gt;.log</text:p>
          </table:table-cell>
        </table:table-row>
        <table:table-row table:style-name="TableRow62">
          <table:table-cell table:style-name="TableCell63">
            <text:p text:style-name="Textbody">Vorschau:</text:p>
          </table:table-cell>
          <table:table-cell table:style-name="TableCell64">
            <text:p text:style-name="Textbody">FDZ_Log/2018-05-30/13.05_number_1.log</text:p>
          </table:table-cell>
        </table:table-row>
      </table:table>
      <text:p text:style-name="Textbody"/>
      <table:table table:style-name="Table65">
        <table:table-columns>
          <table:table-column table:style-name="TableColumn66"/>
          <table:table-column table:style-name="TableColumn67"/>
        </table:table-columns>
        <table:table-row table:style-name="TableRow68">
          <table:table-cell table:style-name="TableCell69">
            <text:p text:style-name="Textbody">Formulieren einer Nachricht mit Platzhalter</text:p>
          </table:table-cell>
          <table:table-cell table:style-name="TableCell70">
            <text:p text:style-name="Textbody">LOGGER.Level(„String Text {} some Text {}“, someMethod(), someVariable);</text:p>
          </table:table-cell>
        </table:table-row>
      </table:table>
      <text:p text:style-name="Textbody"/>
      <text:p text:style-name="Textbody">Platzhalter werden verwendet, zu vermeiden Methoden aufzurufen, wenn gewünschte Log Level von<text:s/>Benutzer nicht eingestellt wurde.</text:p>
      <text:p text:style-name="Textbody"/>
      <text:p text:style-name="Textbody"><text:span text:style-name="T71"><office:annotation office:name="1"><dc:creator>Dennis Brysiuk</dc:creator><dc:date>2018-06-16T10:29:00</dc:date><text:p text:style-name="Kommentartext">Inden, Michael: Der Weg zum Java-Profi, 4. Auflage, dpunkt Verlag</text:p></office:annotation>Logging von Exceptions</text:span><text:span text:style-name="T72"><office:annotation-end office:name="1"/></text:span></text:p>
      <text:p text:style-name="Textbody">Manchmal ist eine Fehlersuche schwierig, etwa weil man in einigen Situationen keinen Debugger verwenden kann oder Fehler extrem selten auftreten und sich daruch nicht nachstellen lassen. Zur fehleranalyse ist es wünschenswert, an dieser Stelle im Programm den aktuellen Stracktrace ausgeben zu können, ohne das Programmverhalten zu verändern. Eine Ausgabe in die Log-Datei erreicht man<text:s/>durch folgenden Trick: Es wird eine Exception beliebigen Typs erzeugt und direkt an die Log-Ausgabe übergeben.</text:p>
      <text:p text:style-name="Textbody">LOGGER.ERROR(„Stacktrace: “, new IllegalStateException(e));</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FDZ" style:display-name="TextFDZ" style:family="paragraph" style:parent-style-name="Standard">
      <style:text-properties style:font-name="Liberation Sans" style:font-name-asian="Liberation Sans" style:font-name-complex="Liberation San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2361in"/>
      </style:footer-style>
    </style:page-layout>
    <style:style style:name="TableColumn3" style:family="table-column">
      <style:table-column-properties style:column-width="3.3437in" style:use-optimal-column-width="false"/>
    </style:style>
    <style:style style:name="TableColumn4" style:family="table-column">
      <style:table-column-properties style:column-width="3.3541in" style:use-optimal-column-width="false"/>
    </style:style>
    <style:style style:name="Table2" style:family="table">
      <style:table-properties style:width="6.6979in" fo:margin-left="0.0041in" table:align="left"/>
    </style:style>
    <style:style style:name="TableRow5" style:family="table-row">
      <style:table-row-properties style:use-optimal-row-height="false"/>
    </style:style>
    <style:style style:name="TableCell6" style:family="table-cell">
      <style:table-cell-properties fo:border-top="0.0138in solid #000000" fo:border-left="0.0138in solid #000000" fo:border-bottom="0.0138in solid #000000" fo:border-right="none" fo:background-color="#FFFFFF" style:writing-mode="lr-tb" fo:padding-top="0.0381in" fo:padding-left="0.0381in" fo:padding-bottom="0.0381in" fo:padding-right="0.0381in"/>
    </style:style>
    <style:style style:name="P7" style:parent-style-name="TableContents" style:family="paragraph">
      <style:text-properties style:font-name="Liberation Sans" fo:color="#000000" fo:font-size="10pt" style:font-size-asian="10pt" style:font-size-complex="10pt"/>
    </style:style>
    <style:style style:name="TableCell8" style:family="table-cell">
      <style:table-cell-properties fo:border="0.0138in solid #000000" fo:background-color="#FFFFFF" style:writing-mode="lr-tb" fo:padding-top="0.0381in" fo:padding-left="0.0381in" fo:padding-bottom="0.0381in" fo:padding-right="0.0381in"/>
    </style:style>
    <style:style style:name="P9" style:parent-style-name="TableContents" style:family="paragraph">
      <style:paragraph-properties fo:text-align="end"/>
    </style:style>
    <style:style style:name="T10" style:parent-style-name="Absatz-Standardschriftart" style:family="text">
      <style:text-properties style:font-name="Liberation Sans" fo:color="#000000" fo:font-size="10pt" style:font-size-asian="10pt" style:font-size-complex="10pt"/>
    </style:style>
    <style:style style:name="T11" style:parent-style-name="Absatz-Standardschriftart" style:family="text">
      <style:text-properties style:font-name="Liberation Sans" fo:color="#000000" fo:font-size="10pt" style:font-size-asian="10pt" style:font-size-complex="10pt"/>
    </style:style>
    <style:style style:name="TableRow12" style:family="table-row">
      <style:table-row-properties style:use-optimal-row-height="false"/>
    </style:style>
    <style:style style:name="TableCell13" style:family="table-cell">
      <style:table-cell-properties fo:border-top="none" fo:border-left="0.0138in solid #000000" fo:border-bottom="0.0138in solid #000000" fo:border-right="none" fo:background-color="#FFFFFF" style:writing-mode="lr-tb" fo:padding-top="0.0381in" fo:padding-left="0.0381in" fo:padding-bottom="0.0381in" fo:padding-right="0.0381in"/>
    </style:style>
    <style:style style:name="P14" style:parent-style-name="TableContents" style:family="paragraph">
      <style:text-properties style:font-name="Liberation Sans" fo:color="#000000" fo:font-size="10pt" style:font-size-asian="10pt" style:font-size-complex="10pt"/>
    </style:style>
    <style:style style:name="TableCell15" style:family="table-cell">
      <style:table-cell-properties fo:border-top="none" fo:border-left="0.0138in solid #000000" fo:border-bottom="0.0138in solid #000000" fo:border-right="0.0138in solid #000000" fo:background-color="#FFFFFF" style:writing-mode="lr-tb" fo:padding-top="0.0381in" fo:padding-left="0.0381in" fo:padding-bottom="0.0381in" fo:padding-right="0.0381in"/>
    </style:style>
    <style:style style:name="P16" style:parent-style-name="TableContents" style:family="paragraph">
      <style:paragraph-properties fo:text-align="end"/>
      <style:text-properties style:font-name="Liberation Sans" fo:color="#000000" fo:font-size="10pt" style:font-size-asian="10pt" style:font-size-complex="10pt"/>
    </style:style>
    <style:style style:name="TableColumn18" style:family="table-column">
      <style:table-column-properties style:column-width="3.3465in" style:use-optimal-column-width="false"/>
    </style:style>
    <style:style style:name="TableColumn19" style:family="table-column">
      <style:table-column-properties style:column-width="3.3465in" style:use-optimal-column-width="false"/>
    </style:style>
    <style:style style:name="Table17"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text-properties style:font-name="Liberation Sans" fo:color="#000000" fo:font-size="10pt" style:font-size-asian="10pt" style:font-size-complex="10pt"/>
    </style:style>
    <style:style style:name="TableCell23" style:family="table-cell">
      <style:table-cell-properties fo:border="none" style:writing-mode="lr-tb" fo:padding-top="0.0381in" fo:padding-left="0.0381in" fo:padding-bottom="0.0381in" fo:padding-right="0.0381in"/>
    </style:style>
    <style:style style:name="P24" style:parent-style-name="TableContents" style:family="paragraph">
      <style:paragraph-properties fo:text-align="end"/>
    </style:style>
    <style:style style:name="T25" style:parent-style-name="Absatz-Standardschriftart" style:family="text">
      <style:text-properties style:font-name="Liberation Sans" fo:color="#000000" fo:font-size="10pt" style:font-size-asian="10pt" style:font-size-complex="10pt" fo:background-color="#FFFFFF"/>
    </style:style>
    <style:style style:name="P26" style:parent-style-name="Fußzeile"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Standard"/>
        <text:p text:style-name="Standard"/>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Simulation FDZ</text:p>
            </table:table-cell>
            <table:table-cell table:style-name="TableCell8">
              <text:p text:style-name="P9"><text:span text:style-name="T10"><draw:frame draw:z-index="251659264" draw:style-name="a0" draw:name="Bild1" text:anchor-type="paragraph" svg:x="1.80276in" svg:y="-0.9in" svg:width="1.50276in" svg:height="0.69724in" style:rel-width="scale" style:rel-height="scale"><draw:image xlink:href="media/image1.png" xlink:type="simple" xlink:show="embed" xlink:actuate="onLoad"/><svg:title/><svg:desc/></draw:frame></text:span><text:span text:style-name="T11">Praktikum Software Entwicklung</text:span></text:p>
            </table:table-cell>
          </table:table-row>
          <table:table-row table:style-name="TableRow12">
            <table:table-cell table:style-name="TableCell13">
              <text:p text:style-name="P14">Dokumenttitel</text:p>
            </table:table-cell>
            <table:table-cell table:style-name="TableCell15">
              <text:p text:style-name="P16">30.05.2018</text:p>
            </table:table-cell>
          </table:table-row>
        </table:table>
        <text:p text:style-name="Kopfzeile"/>
      </style:header>
      <style:footer>
        <table:table table:style-name="Table17">
          <table:table-columns>
            <table:table-column table:style-name="TableColumn18"/>
            <table:table-column table:style-name="TableColumn19"/>
          </table:table-columns>
          <table:table-row table:style-name="TableRow20">
            <table:table-cell table:style-name="TableCell21">
              <text:p text:style-name="P22">Bearbeiter</text:p>
            </table:table-cell>
            <table:table-cell table:style-name="TableCell23">
              <text:p text:style-name="P24"><text:span text:style-name="T25"><text:page-number text:fixed="false">2</text:page-number></text:span></text:p>
            </table:table-cell>
          </table:table-row>
        </table:table>
        <text:p text:style-name="P2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nnis Brysiuk</dc:creator>
    <meta:creation-date>2018-03-26T12:11:00Z</meta:creation-date>
    <dc:date>2018-06-29T16:15:00Z</dc:date>
    <meta:template xlink:href="Normal" xlink:type="simple"/>
    <meta:editing-cycles>28</meta:editing-cycles>
    <meta:editing-duration>PT0S</meta:editing-duration>
    <meta:document-statistic meta:page-count="1" meta:paragraph-count="6" meta:word-count="415" meta:character-count="3026" meta:row-count="21" meta:non-whitespace-character-count="2617"/>
  </office:meta>
</office:document-meta>
</file>